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g_5f_Table" style:display-name="Tag_Table" style:family="table">
      <style:table-properties style:width="18.812cm" fo:margin-left="-0.783cm" table:align="left"/>
    </style:style>
    <style:style style:name="Tag_5f_Table.A" style:display-name="Tag_Table.A" style:family="table-column">
      <style:table-column-properties style:column-width="6.429cm"/>
    </style:style>
    <style:style style:name="Tag_5f_Table.B" style:display-name="Tag_Table.B" style:family="table-column">
      <style:table-column-properties style:column-width="12.383cm"/>
    </style:style>
    <style:style style:name="Tag_5f_Table.A1" style:display-name="Tag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ag_5f_Table.B1" style:display-name="Tag_Table.B1" style:family="table-cell">
      <style:table-cell-properties fo:padding="0.097cm" fo:border="0.05pt solid #000000"/>
    </style:style>
    <style:style style:name="Tag_5f_Table.A2" style:display-name="Tag_Table.A2" style:family="table-cell">
      <style:table-cell-properties fo:padding="0.097cm" fo:border-left="0.05pt solid #000000" fo:border-right="none" fo:border-top="none" fo:border-bottom="0.05pt solid #000000"/>
    </style:style>
    <style:style style:name="Tag_5f_Table.B2" style:display-name="Tag_Tabl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1a6722" officeooo:paragraph-rsid="000d407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b666" officeooo:paragraph-rsid="000eb66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rsid="00265ef5" officeooo:paragraph-rsid="000d407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6722" officeooo:paragraph-rsid="000d407e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a6722" officeooo:paragraph-rsid="000d407e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eb666" officeooo:paragraph-rsid="000eb66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eac8f" officeooo:paragraph-rsid="000eac8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6722" officeooo:paragraph-rsid="00383e3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83e3b" officeooo:paragraph-rsid="00383e3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83e3b" officeooo:paragraph-rsid="00383e3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d407e"/>
    </style:style>
    <style:style style:name="P12" style:family="paragraph" style:parent-style-name="Table_20_Contents">
      <style:paragraph-properties fo:text-align="start" style:justify-single-word="false"/>
      <style:text-properties officeooo:rsid="003808f8" officeooo:paragraph-rsid="003808f8"/>
    </style:style>
    <style:style style:name="P13" style:family="paragraph" style:parent-style-name="Table_20_Contents">
      <style:paragraph-properties fo:text-align="start" style:justify-single-word="false"/>
      <style:text-properties officeooo:rsid="003808f8" officeooo:paragraph-rsid="00380edb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3808f8" officeooo:paragraph-rsid="003808f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a6722" officeooo:paragraph-rsid="003808f8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3808f8" officeooo:paragraph-rsid="003808f8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3808f8" officeooo:paragraph-rsid="00380ed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380edb" officeooo:paragraph-rsid="00380ed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rsid="00380edb" officeooo:paragraph-rsid="00380edb"/>
    </style:style>
    <style:style style:name="P20" style:family="paragraph" style:parent-style-name="Table_20_Heading">
      <style:text-properties fo:font-weight="bold" officeooo:rsid="003808f8" officeooo:paragraph-rsid="003808f8" style:font-weight-asian="bold" style:font-weight-complex="bold"/>
    </style:style>
    <style:style style:name="P21" style:family="paragraph" style:parent-style-name="Table_20_Heading">
      <style:text-properties officeooo:rsid="003808f8" officeooo:paragraph-rsid="003808f8"/>
    </style:style>
    <style:style style:name="T1" style:family="text">
      <style:text-properties fo:font-weight="bold" officeooo:rsid="00300ab0" style:font-weight-asian="bold" style:font-weight-complex="bold"/>
    </style:style>
    <style:style style:name="T2" style:family="text">
      <style:text-properties fo:font-weight="bold" officeooo:rsid="002aef96" style:font-weight-asian="bold" style:font-weight-complex="bold"/>
    </style:style>
    <style:style style:name="T3" style:family="text">
      <style:text-properties fo:font-weight="bold" officeooo:rsid="002c2372" style:font-weight-asian="bold" style:font-weight-complex="bold"/>
    </style:style>
    <style:style style:name="T4" style:family="text">
      <style:text-properties fo:font-weight="bold" officeooo:rsid="002b18cc" style:font-weight-asian="bold" style:font-weight-complex="bold"/>
    </style:style>
    <style:style style:name="T5" style:family="text">
      <style:text-properties fo:font-weight="bold" officeooo:rsid="002e197d" style:font-weight-asian="bold" style:font-weight-complex="bold"/>
    </style:style>
    <style:style style:name="T6" style:family="text">
      <style:text-properties fo:font-weight="bold" officeooo:rsid="000f9cd2" style:font-weight-asian="bold" style:font-weight-complex="bold"/>
    </style:style>
    <style:style style:name="T7" style:family="text">
      <style:text-properties fo:font-weight="bold" officeooo:rsid="001118b7" style:font-weight-asian="bold" style:font-weight-complex="bold"/>
    </style:style>
    <style:style style:name="T8" style:family="text">
      <style:text-properties fo:font-weight="bold" officeooo:rsid="0015666b" style:font-weight-asian="bold" style:font-weight-complex="bold"/>
    </style:style>
    <style:style style:name="T9" style:family="text">
      <style:text-properties fo:font-weight="bold" officeooo:rsid="00184506" style:font-weight-asian="bold" style:font-weight-complex="bold"/>
    </style:style>
    <style:style style:name="T10" style:family="text">
      <style:text-properties fo:font-weight="bold" officeooo:rsid="00188a02" style:font-weight-asian="bold" style:font-weight-complex="bold"/>
    </style:style>
    <style:style style:name="T11" style:family="text">
      <style:text-properties fo:font-weight="bold" officeooo:rsid="001a48d6" style:font-weight-asian="bold" style:font-weight-complex="bold"/>
    </style:style>
    <style:style style:name="T12" style:family="text">
      <style:text-properties fo:font-weight="bold" officeooo:rsid="001c1b62" style:font-weight-asian="bold" style:font-weight-complex="bold"/>
    </style:style>
    <style:style style:name="T13" style:family="text">
      <style:text-properties fo:font-weight="bold" officeooo:rsid="001d6afc" style:font-weight-asian="bold" style:font-weight-complex="bold"/>
    </style:style>
    <style:style style:name="T14" style:family="text">
      <style:text-properties fo:font-weight="bold" officeooo:rsid="001e879a" style:font-weight-asian="bold" style:font-weight-complex="bold"/>
    </style:style>
    <style:style style:name="T15" style:family="text">
      <style:text-properties fo:font-weight="bold" officeooo:rsid="001ea431" style:font-weight-asian="bold" style:font-weight-complex="bold"/>
    </style:style>
    <style:style style:name="T16" style:family="text">
      <style:text-properties fo:font-weight="bold" officeooo:rsid="001ff833" style:font-weight-asian="bold" style:font-weight-complex="bold"/>
    </style:style>
    <style:style style:name="T17" style:family="text">
      <style:text-properties fo:font-weight="bold" officeooo:rsid="002042da" style:font-weight-asian="bold" style:font-weight-complex="bold"/>
    </style:style>
    <style:style style:name="T18" style:family="text">
      <style:text-properties fo:font-weight="bold" officeooo:rsid="002155d0" style:font-weight-asian="bold" style:font-weight-complex="bold"/>
    </style:style>
    <style:style style:name="T19" style:family="text">
      <style:text-properties fo:font-weight="bold" officeooo:rsid="00229ca2" style:font-weight-asian="bold" style:font-weight-complex="bold"/>
    </style:style>
    <style:style style:name="T20" style:family="text">
      <style:text-properties fo:font-weight="bold" officeooo:rsid="0023979c" style:font-weight-asian="bold" style:font-weight-complex="bold"/>
    </style:style>
    <style:style style:name="T21" style:family="text">
      <style:text-properties fo:font-weight="bold" officeooo:rsid="0025230e" style:font-weight-asian="bold" style:font-weight-complex="bold"/>
    </style:style>
    <style:style style:name="T22" style:family="text">
      <style:text-properties fo:font-weight="bold" officeooo:rsid="0025f75b" style:font-weight-asian="bold" style:font-weight-complex="bold"/>
    </style:style>
    <style:style style:name="T23" style:family="text">
      <style:text-properties fo:font-weight="bold" officeooo:rsid="0027bd3d" style:font-weight-asian="bold" style:font-weight-complex="bold"/>
    </style:style>
    <style:style style:name="T24" style:family="text">
      <style:text-properties fo:font-weight="bold" officeooo:rsid="00290dae" style:font-weight-asian="bold" style:font-weight-complex="bold"/>
    </style:style>
    <style:style style:name="T25" style:family="text">
      <style:text-properties fo:font-weight="bold" officeooo:rsid="002b9615" style:font-weight-asian="bold" style:font-weight-complex="bold"/>
    </style:style>
    <style:style style:name="T26" style:family="text">
      <style:text-properties fo:font-weight="bold" officeooo:rsid="002ce298" style:font-weight-asian="bold" style:font-weight-complex="bold"/>
    </style:style>
    <style:style style:name="T27" style:family="text">
      <style:text-properties fo:font-weight="bold" officeooo:rsid="002e9b2e" style:font-weight-asian="bold" style:font-weight-complex="bold"/>
    </style:style>
    <style:style style:name="T28" style:family="text">
      <style:text-properties fo:font-weight="bold" officeooo:rsid="002f817c" style:font-weight-asian="bold" style:font-weight-complex="bold"/>
    </style:style>
    <style:style style:name="T29" style:family="text">
      <style:text-properties fo:font-weight="bold" officeooo:rsid="002fdda1" style:font-weight-asian="bold" style:font-weight-complex="bold"/>
    </style:style>
    <style:style style:name="T30" style:family="text">
      <style:text-properties fo:font-weight="bold" officeooo:rsid="00310f80" style:font-weight-asian="bold" style:font-weight-complex="bold"/>
    </style:style>
    <style:style style:name="T31" style:family="text">
      <style:text-properties fo:font-weight="bold" officeooo:rsid="0031acb9" style:font-weight-asian="bold" style:font-weight-complex="bold"/>
    </style:style>
    <style:style style:name="T32" style:family="text">
      <style:text-properties fo:font-weight="bold" officeooo:rsid="00338728" style:font-weight-asian="bold" style:font-weight-complex="bold"/>
    </style:style>
    <style:style style:name="T33" style:family="text">
      <style:text-properties fo:font-weight="bold" officeooo:rsid="003405a1" style:font-weight-asian="bold" style:font-weight-complex="bold"/>
    </style:style>
    <style:style style:name="T34" style:family="text">
      <style:text-properties fo:font-weight="bold" officeooo:rsid="00343d7a" style:font-weight-asian="bold" style:font-weight-complex="bold"/>
    </style:style>
    <style:style style:name="T35" style:family="text">
      <style:text-properties fo:font-weight="bold" officeooo:rsid="0034bc3b" style:font-weight-asian="bold" style:font-weight-complex="bold"/>
    </style:style>
    <style:style style:name="T36" style:family="text">
      <style:text-properties fo:font-weight="bold" officeooo:rsid="0035e052" style:font-weight-asian="bold" style:font-weight-complex="bold"/>
    </style:style>
    <style:style style:name="T37" style:family="text">
      <style:text-properties fo:font-weight="bold" officeooo:rsid="0036dd53" style:font-weight-asian="bold" style:font-weight-complex="bold"/>
    </style:style>
    <style:style style:name="T38" style:family="text">
      <style:text-properties fo:font-weight="bold" officeooo:rsid="0036f3f4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a6722" style:font-weight-asian="normal" style:font-weight-complex="normal"/>
    </style:style>
    <style:style style:name="T41" style:family="text">
      <style:text-properties fo:font-weight="normal" officeooo:rsid="000eac8f" style:font-weight-asian="normal" style:font-weight-complex="normal"/>
    </style:style>
    <style:style style:name="T42" style:family="text">
      <style:text-properties fo:font-weight="normal" officeooo:rsid="000eb666" style:font-weight-asian="normal" style:font-weight-complex="normal"/>
    </style:style>
    <style:style style:name="T43" style:family="text">
      <style:text-properties officeooo:rsid="000eac8f"/>
    </style:style>
    <style:style style:name="T44" style:family="text">
      <style:text-properties officeooo:rsid="001a6722"/>
    </style:style>
    <style:style style:name="T45" style:family="text">
      <style:text-properties officeooo:rsid="000eb666"/>
    </style:style>
    <style:style style:name="T46" style:family="text">
      <style:text-properties officeooo:rsid="00383e3b"/>
    </style:style>
    <style:style style:name="T47" style:family="text">
      <style:text-properties officeooo:rsid="003a2674"/>
    </style:style>
    <style:style style:name="T48" style:family="text">
      <style:text-properties officeooo:rsid="003e4f44"/>
    </style:style>
    <style:style style:name="T49" style:family="text">
      <style:text-properties officeooo:rsid="00419c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CTOR-BASED TAGGING OF <text:span text:style-name="T49">SEBI </text:span>REGULATORY DOCUMENTS</text:p>
      <text:p text:style-name="P3"/>
      <text:p text:style-name="P10">Tags:</text:p>
      <text:p text:style-name="P10"/>
      <text:p text:style-name="P8"><text:span text:style-name="T46">1. B</text:span>anking</text:p>
      <text:p text:style-name="P8"><text:span text:style-name="T46">2. I</text:span>nsurance</text:p>
      <text:p text:style-name="P8"><text:span text:style-name="T46">3. C</text:span>apital <text:span text:style-name="T46">M</text:span>arket</text:p>
      <text:p text:style-name="P8"><text:span text:style-name="T46">4. C</text:span>ommodities <text:span text:style-name="T46">M</text:span>arket</text:p>
      <text:p text:style-name="P8"/>
      <text:p text:style-name="P10">REGULATIONS – TAGS:</text:p>
      <text:p text:style-name="P1"/>
      <text:list xml:id="list2417866769" text:style-name="L1">
        <text:list-item>
          <text:p text:style-name="P5">PROCEDURE FOR SEARCH AND SEIZURE – <text:span text:style-name="T36">Capital Market</text:span></text:p>
        </text:list-item>
        <text:list-item>
          <text:p text:style-name="P5">APPOINTMENT OF ADMINISTRATOR AND PROCEDURE FOR REFUNDING TO THE INVESTOR <text:span text:style-name="T43">PROTECTION AND EDUCATION FUND</text:span> – <text:span text:style-name="T13">Banking, </text:span><text:span text:style-name="T18">Comm Market</text:span></text:p>
        </text:list-item>
        <text:list-item>
          <text:p text:style-name="P5">SETTLEMENT PROCEEDINGS – <text:span text:style-name="T23">Comm Market</text:span></text:p>
        </text:list-item>
        <text:list-item>
          <text:p text:style-name="P5">PROHIBITION OF INSIDER TRADING – <text:span text:style-name="T17">Capital Market</text:span></text:p>
        </text:list-item>
        <text:list-item>
          <text:p text:style-name="P5">PORTFOLIO MANAGERS – <text:span text:style-name="T1">Banking, </text:span><text:span text:style-name="T19">Comm Market</text:span></text:p>
        </text:list-item>
        <text:list-item>
          <text:p text:style-name="P5">SUBSTANTIAL ACQUISITION OF SHARES AND TAKEOVERS – <text:span text:style-name="T7">Banking, </text:span><text:span text:style-name="T17">Capital market</text:span></text:p>
        </text:list-item>
        <text:list-item>
          <text:p text:style-name="P5">KYC (Know Your Client) REGISTRATION AGENCY – <text:span text:style-name="T21">Comm Market, Banking</text:span></text:p>
        </text:list-item>
        <text:list-item>
          <text:p text:style-name="P5">SECURITIES CONTRACTS (REGULATION ) (STOCK EXCHANGES AND CLEARING</text:p>
        </text:list-item>
        <text:list-item>
          <text:p text:style-name="P5">CORPORATIONS ) - <text:span text:style-name="T14">Insurance, </text:span><text:span text:style-name="T18">Comm Market</text:span></text:p>
        </text:list-item>
        <text:list-item>
          <text:p text:style-name="P5">REAL ESTATE INVESTMENT TRUSTS – <text:span text:style-name="T25">Banking?</text:span></text:p>
        </text:list-item>
        <text:list-item>
          <text:p text:style-name="P5">ALTERNATIVE INVESTMENT FUNDS – <text:span text:style-name="T11">Banking, </text:span><text:span text:style-name="T19">Comm Market</text:span></text:p>
        </text:list-item>
        <text:list-item>
          <text:p text:style-name="P5">FOREIGN PORTFOLIO INVESTORS – <text:span text:style-name="T10">Banking, </text:span><text:span text:style-name="T17">Capital Market</text:span></text:p>
        </text:list-item>
        <text:list-item>
          <text:p text:style-name="P5">DEPOSITORIES AND PARTICIPANTS – <text:span text:style-name="T25">Banking, </text:span><text:span text:style-name="T28">Capital Market</text:span></text:p>
        </text:list-item>
        <text:list-item>
          <text:p text:style-name="P11"><text:span text:style-name="T40">LISTING OBLIGATIONS AND DISCLOSURE REQUIREMENTS – </text:span><text:span text:style-name="T2">Banking </text:span><text:span text:style-name="T3">(Corporate Governance for Banks)</text:span></text:p>
        </text:list-item>
        <text:list-item>
          <text:p text:style-name="P5">INVESTMENT ADVISERS – <text:span text:style-name="T4">Banking </text:span><text:span text:style-name="T3">(Investment Bank)</text:span></text:p>
        </text:list-item>
        <text:list-item>
          <text:p text:style-name="P5">ISSUE OF CAPITAL AND DISCLOSURE REQUIREMENTS – <text:span text:style-name="T5">Banking, </text:span><text:span text:style-name="T15">Insurance, </text:span><text:span text:style-name="T16">capital market</text:span></text:p>
        </text:list-item>
        <text:list-item>
          <text:p text:style-name="P5">ISSUE AND LISTING OF NON-CONVERTIBLE REDEEMABLE PREFERENCE SHARES – <text:span text:style-name="T17">Capital Market</text:span></text:p>
        </text:list-item>
        <text:list-item>
          <text:p text:style-name="P5">INFRASTRUCTURE INVESTMENT TRUSTS – <text:span text:style-name="T26">Banking?</text:span></text:p>
        </text:list-item>
        <text:list-item>
          <text:p text:style-name="P5">BUY-BACK OF SECURITIES – <text:span text:style-name="T20">Comm Market</text:span></text:p>
        </text:list-item>
        <text:list-item>
          <text:p text:style-name="P5">RESEARCH ANALYSTS – <text:span text:style-name="T19">Comm Market</text:span></text:p>
        </text:list-item>
        <text:list-item>
          <text:p text:style-name="P5">SHARE BASED EMPLOYEE BENEFITS – <text:span text:style-name="T37">Capital Market</text:span></text:p>
        </text:list-item>
        <text:list-item>
          <text:p text:style-name="P5">ISSUE AND LISTING OF MUNICIPAL DEBT SECURITIES – <text:span text:style-name="T17">Capital Market</text:span></text:p>
        </text:list-item>
        <text:list-item>
          <text:p text:style-name="P7">DELISTING OF EQUITY SHARES - <text:span text:style-name="T12">Banking</text:span></text:p>
        </text:list-item>
        <text:list-item>
          <text:p text:style-name="P7">INTERMEDIARIES - <text:span text:style-name="T7">Banking</text:span></text:p>
        </text:list-item>
        <text:list-item>
          <text:p text:style-name="P7">I<text:span text:style-name="T44">SSUE AND LISTING OF DEBT SECURITIES – </text:span><text:span text:style-name="T22">Capital Market</text:span></text:p>
        </text:list-item>
        <text:list-item>
          <text:p text:style-name="P7">ISSUE AND LISTING OF SECURITISED DEBT INSTRUMENTS AND SECURITY RECEIPTS – <text:span text:style-name="T22">Capital Market</text:span></text:p>
        </text:list-item>
        <text:list-item>
          <text:p text:style-name="P7">CERTIFICATION OF ASSOCIATED PERSONS IN THE SECURITIES MARKETS – <text:span text:style-name="T20">Comm Market</text:span></text:p>
        </text:list-item>
        <text:list-item>
          <text:p text:style-name="P7">REGULATORY FEE ON STOCK EXCHANGES – <text:span text:style-name="T18">Comm Market</text:span></text:p>
        </text:list-item>
        <text:list-item>
          <text:p text:style-name="P7">SELF REGULATORY ORGANISATIONS – <text:span text:style-name="T20">C</text:span><text:span text:style-name="T38">apital</text:span><text:span text:style-name="T20"> Market</text:span></text:p>
        </text:list-item>
        <text:list-item>
          <text:p text:style-name="P7">OMBUDSMAN - <text:span text:style-name="T29">Banking</text:span></text:p>
        </text:list-item>
        <text:list-item>
          <text:p text:style-name="P7">PROHIBITION OF FRAUDULENT AND UNFAIR TRADE PRACTICES RELATING TO SECURITIES MARKET – <text:span text:style-name="T20">Comm Market</text:span></text:p>
        </text:list-item>
        <text:list-item>
          <text:p text:style-name="P7">CENTRAL DATABASE OF MARKET PARTICIPANTS – <text:span text:style-name="T24">Comm Market</text:span></text:p>
        </text:list-item>
        <text:list-item>
          <text:p text:style-name="P7"><text:soft-page-break/>ISSUE OF SWEAT EQUITY – <text:span text:style-name="T27">Banking?, Captial Market?</text:span></text:p>
        </text:list-item>
        <text:list-item>
          <text:p text:style-name="P7">EMPLOYEES’ SERVICE – <text:span text:style-name="T19">Comm Market</text:span></text:p>
        </text:list-item>
        <text:list-item>
          <text:p text:style-name="P7">PROCEDURE FOR BOARD MEETINGS – <text:span text:style-name="T30">Capital Market</text:span></text:p>
        </text:list-item>
        <text:list-item>
          <text:p text:style-name="P7">FOREIGN VENTURE CAPITAL INVESTOR – <text:span text:style-name="T17">Capital Market</text:span></text:p>
        </text:list-item>
        <text:list-item>
          <text:p text:style-name="P7">COLLECTIVE INVESTMENT SCHEME – <text:span text:style-name="T31">Capital Market</text:span></text:p>
        </text:list-item>
        <text:list-item>
          <text:p text:style-name="P7">CREDIT RATING AGENCIES – <text:span text:style-name="T34">Capital Market</text:span></text:p>
        </text:list-item>
        <text:list-item>
          <text:p text:style-name="P6">CUSTODIAN - <text:span text:style-name="T33">Banking</text:span></text:p>
        </text:list-item>
        <text:list-item>
          <text:p text:style-name="P6">MUTUAL FUNDS – <text:span text:style-name="T8">Banking, </text:span><text:span text:style-name="T17">Capital Market</text:span></text:p>
        </text:list-item>
        <text:list-item>
          <text:p text:style-name="P6">BANKERS TO AN ISSUE - <text:span text:style-name="T6">Banking</text:span></text:p>
        </text:list-item>
        <text:list-item>
          <text:p text:style-name="P6">DEBENTURE TRUSTEES - <text:span text:style-name="T32">Banking</text:span></text:p>
        </text:list-item>
        <text:list-item>
          <text:p text:style-name="P6">REGISTRARS TO AN ISSUE AND SHARE TRANSFER AGENTS – <text:span text:style-name="T35">Banking (Mutual Funds)</text:span></text:p>
        </text:list-item>
        <text:list-item>
          <text:p text:style-name="P6">UNDERWRITERS – <text:span text:style-name="T17">Capital Market</text:span></text:p>
        </text:list-item>
        <text:list-item>
          <text:p text:style-name="P6">MERCHANT BANKERS - <text:span text:style-name="T6">Banking</text:span></text:p>
        </text:list-item>
        <text:list-item>
          <text:p text:style-name="P6">STOCK BROKERS – <text:span text:style-name="T9">Banking, </text:span><text:span text:style-name="T17">Capital Market, </text:span><text:span text:style-name="T19">Comm Market</text:span></text:p>
        </text:list-item>
      </text:list>
      <text:p text:style-name="P2"><text:span text:style-name="T19"/></text:p>
      <text:p text:style-name="P1"><text:a xlink:type="simple" xlink:href="https://www.sebi.gov.in/legal/regulations/oct-2018/securities-and-exchange-board-of-india-appointment-of-administrator-and-procedure-for-refunding-to-the-investors-regulations-2018_40621.html" office:target-frame-name="_blank" xlink:show="new" text:style-name="Internet_20_link" text:visited-style-name="Visited_20_Internet_20_Link"/></text:p>
      <text:p text:style-name="P9">TABLE : <text:span text:style-name="T47">SECTOR-WISE</text:span> <text:span text:style-name="T47">TAGS</text:span></text:p>
      <text:p text:style-name="P1"/>
      <table:table table:name="Tag_Table" table:style-name="Tag_5f_Table">
        <table:table-column table:style-name="Tag_5f_Table.A"/>
        <table:table-column table:style-name="Tag_5f_Table.B"/>
        <table:table-header-rows>
          <table:table-row>
            <table:table-cell table:style-name="Tag_5f_Table.A1" office:value-type="string">
              <text:p text:style-name="P20">TAGS</text:p>
            </table:table-cell>
            <table:table-cell table:style-name="Tag_5f_Table.B1" office:value-type="string">
              <text:p text:style-name="P21">REGULATIONS</text:p>
            </table:table-cell>
          </table:table-row>
        </table:table-header-rows>
        <table:table-row>
          <table:table-cell table:style-name="Tag_5f_Table.A2" office:value-type="string">
            <text:p text:style-name="P14">1. BANKING</text:p>
          </table:table-cell>
          <table:table-cell table:style-name="Tag_5f_Table.B2" office:value-type="string">
            <text:p text:style-name="P12">1. <text:span text:style-name="T40">APPOINTMENT OF ADMINISTRATOR AND PROCEDURE FOR REFUNDING TO THE INVESTOR </text:span><text:span text:style-name="T41">PROTECTION AND EDUCATION FUND</text:span></text:p>
            <text:p text:style-name="P12"><text:span text:style-name="T41">2. </text:span><text:span text:style-name="T40">PORTFOLIO MANAGERS</text:span></text:p>
            <text:p text:style-name="P12"><text:span text:style-name="T40">3. SUBSTANTIAL ACQUISITION OF SHARES AND TAKEOVERS</text:span></text:p>
            <text:p text:style-name="P12"><text:span text:style-name="T40">4. KYC (Know Your Client) REGISTRATION AGENCY</text:span></text:p>
            <text:p text:style-name="P12"><text:span text:style-name="T40">5. REAL ESTATE INVESTMENT TRUSTS</text:span></text:p>
            <text:p text:style-name="P12"><text:span text:style-name="T40">6. ALTERNATIVE INVESTMENT FUNDS</text:span></text:p>
            <text:p text:style-name="P12"><text:span text:style-name="T40">7. FOREIGN PORTFOLIO INVESTORS</text:span></text:p>
            <text:p text:style-name="P12"><text:span text:style-name="T40">8. DEPOSITORIES AND PARTICIPANTS</text:span></text:p>
            <text:p text:style-name="P12"><text:span text:style-name="T40">9. LISTING OBLIGATIONS AND DISCLOSURE REQUIREMENTS</text:span></text:p>
            <text:p text:style-name="P12"><text:span text:style-name="T40">1</text:span><text:span text:style-name="T39">0. </text:span><text:span text:style-name="T40">INVESTMENT ADVISERS</text:span></text:p>
            <text:p text:style-name="P12"><text:span text:style-name="T40">1</text:span><text:span text:style-name="T39">1. </text:span><text:span text:style-name="T40">ISSUE OF CAPITAL AND DISCLOSURE REQUIREMENTS</text:span></text:p>
            <text:p text:style-name="P12"><text:span text:style-name="T40">1</text:span><text:span text:style-name="T39">2. </text:span><text:span text:style-name="T40">INFRASTRUCTURE INVESTMENT TRUSTS</text:span></text:p>
            <text:p text:style-name="P12"><text:span text:style-name="T40">1</text:span><text:span text:style-name="T39">3. </text:span><text:span text:style-name="T41">DELISTING OF EQUITY SHARES</text:span></text:p>
            <text:p text:style-name="P12"><text:span text:style-name="T41">1</text:span><text:span text:style-name="T39">4. </text:span><text:span text:style-name="T41">INTERMEDIARIES</text:span></text:p>
            <text:p text:style-name="P12"><text:span text:style-name="T41">1</text:span><text:span text:style-name="T39">5. </text:span><text:span text:style-name="T41">OMBUDSMAN</text:span></text:p>
            <text:p text:style-name="P12"><text:span text:style-name="T41">1</text:span><text:span text:style-name="T39">6. </text:span><text:span text:style-name="T41">ISSUE OF SWEAT EQUITY</text:span></text:p>
            <text:p text:style-name="P12"><text:span text:style-name="T41">1</text:span><text:span text:style-name="T39">7. </text:span><text:span text:style-name="T42">CUSTODIAN</text:span></text:p>
            <text:p text:style-name="P12"><text:span text:style-name="T42">1</text:span><text:span text:style-name="T39">8. </text:span><text:span text:style-name="T42">MUTUAL FUNDS</text:span></text:p>
            <text:p text:style-name="P12"><text:span text:style-name="T42">1</text:span><text:span text:style-name="T39">9. </text:span><text:span text:style-name="T42">BANKERS TO AN ISSUE</text:span></text:p>
            <text:p text:style-name="P12"><text:span text:style-name="T42">2</text:span><text:span text:style-name="T39">0. </text:span><text:span text:style-name="T42">DEBENTURE TRUSTEES </text:span></text:p>
            <text:p text:style-name="P12"><text:span text:style-name="T42">2</text:span><text:span text:style-name="T39">1. </text:span><text:span text:style-name="T42">REGISTRARS TO AN ISSUE AND SHARE TRANSFER AGENTS</text:span></text:p>
            <text:p text:style-name="P12"><text:span text:style-name="T42">2</text:span><text:span text:style-name="T39">2. </text:span><text:span text:style-name="T42">MERCHANT BANKERS</text:span></text:p>
            <text:p text:style-name="P12"><text:span text:style-name="T42">2</text:span><text:span text:style-name="T39">3. </text:span><text:span text:style-name="T42">STOCK BROKERS</text:span></text:p>
          </table:table-cell>
        </table:table-row>
        <table:table-row>
          <table:table-cell table:style-name="Tag_5f_Table.A2" office:value-type="string">
            <text:p text:style-name="P14">2. INSURANCE</text:p>
          </table:table-cell>
          <table:table-cell table:style-name="Tag_5f_Table.B2" office:value-type="string">
            <text:p text:style-name="P12">1. <text:span text:style-name="T40">SECURITIES CONTRACTS (REGULATION ) (STOCK EXCHANGES AND CLEARING</text:span></text:p>
            <text:p text:style-name="P15">CORPORATIONS ) </text:p>
            <text:p text:style-name="P17">2. <text:span text:style-name="T44">ISSUE OF CAPITAL AND DISCLOSURE REQUIREMENTS</text:span></text:p>
            <text:p text:style-name="P17"/>
          </table:table-cell>
        </table:table-row>
        <text:soft-page-break/>
        <table:table-row>
          <table:table-cell table:style-name="Tag_5f_Table.A2" office:value-type="string">
            <text:p text:style-name="P14">3. CAPITAL MARKET</text:p>
          </table:table-cell>
          <table:table-cell table:style-name="Tag_5f_Table.B2" office:value-type="string">
            <text:p text:style-name="P12">1. <text:span text:style-name="T40">PROCEDURE FOR SEARCH AND SEIZURE</text:span></text:p>
            <text:p text:style-name="P12"><text:span text:style-name="T40">2. PROHIBITION OF INSIDER TRADING </text:span></text:p>
            <text:p text:style-name="P12"><text:span text:style-name="T40">3. SUBSTANTIAL ACQUISITION OF SHARES AND TAKEOVERS</text:span></text:p>
            <text:p text:style-name="P12"><text:span text:style-name="T40">4. FOREIGN PORTFOLIO INVESTORS </text:span></text:p>
            <text:p text:style-name="P12"><text:span text:style-name="T40">5. DEPOSITORIES AND PARTICIPANTS</text:span></text:p>
            <text:p text:style-name="P13"><text:span text:style-name="T40">6. ISSUE OF CAPITAL AND DISCLOSURE REQUIREMENTS</text:span></text:p>
            <text:p text:style-name="P19"><text:span text:style-name="T40">7. ISSUE AND LISTING OF NON-CONVERTIBLE REDEEMABLE PREFERENCE SHARES</text:span></text:p>
            <text:p text:style-name="P19"><text:span text:style-name="T40">8. SHARE BASED EMPLOYEE BENEFITS </text:span></text:p>
            <text:p text:style-name="P19"><text:span text:style-name="T40">9. ISSUE AND LISTING OF MUNICIPAL DEBT SECURITIES</text:span></text:p>
            <text:p text:style-name="P19"><text:span text:style-name="T40">1</text:span><text:span text:style-name="T39">0. </text:span><text:span text:style-name="T41">I</text:span><text:span text:style-name="T40">SSUE AND LISTING OF DEBT SECURITIES</text:span></text:p>
            <text:p text:style-name="P19"><text:span text:style-name="T40">1</text:span><text:span text:style-name="T39">1. </text:span><text:span text:style-name="T41">ISSUE AND LISTING OF SECURITISED DEBT INSTRUMENTS AND SECURITY RECEIPTS</text:span></text:p>
            <text:p text:style-name="P19"><text:span text:style-name="T41">1</text:span><text:span text:style-name="T39">2. </text:span><text:span text:style-name="T41">SELF REGULATORY ORGANISATIONS</text:span></text:p>
            <text:p text:style-name="P19"><text:span text:style-name="T41">1</text:span><text:span text:style-name="T39">3. </text:span><text:span text:style-name="T41">ISSUE OF SWEAT EQUITY </text:span></text:p>
            <text:p text:style-name="P19"><text:span text:style-name="T41">1</text:span><text:span text:style-name="T39">4. </text:span><text:span text:style-name="T41">PROCEDURE FOR BOARD MEETINGS</text:span></text:p>
            <text:p text:style-name="P19"><text:span text:style-name="T41">1</text:span><text:span text:style-name="T39">5. </text:span><text:span text:style-name="T41">FOREIGN VENTURE CAPITAL INVESTOR </text:span></text:p>
            <text:p text:style-name="P19"><text:span text:style-name="T41">1</text:span><text:span text:style-name="T39">6. </text:span><text:span text:style-name="T41">COLLECTIVE INVESTMENT SCHEME</text:span></text:p>
            <text:p text:style-name="P19"><text:span text:style-name="T41">1</text:span><text:span text:style-name="T39">7. </text:span><text:span text:style-name="T41">CREDIT RATING AGENCIES</text:span></text:p>
            <text:p text:style-name="P19"><text:span text:style-name="T41">1</text:span><text:span text:style-name="T39">8. </text:span><text:span text:style-name="T42">MUTUAL FUNDS</text:span></text:p>
            <text:p text:style-name="P19"><text:span text:style-name="T42">1</text:span><text:span text:style-name="T39">9. </text:span><text:span text:style-name="T42">UNDERWRITERS</text:span></text:p>
            <text:p text:style-name="P19"><text:span text:style-name="T42">2</text:span><text:span text:style-name="T39">0. </text:span><text:span text:style-name="T42">STOCK BROKERS</text:span></text:p>
          </table:table-cell>
        </table:table-row>
        <table:table-row>
          <table:table-cell table:style-name="Tag_5f_Table.A2" office:value-type="string">
            <text:p text:style-name="P14">4. COMMODITIES MARKET</text:p>
          </table:table-cell>
          <table:table-cell table:style-name="Tag_5f_Table.B2" office:value-type="string">
            <text:p text:style-name="P12">1. <text:span text:style-name="T40">APPOINTMENT OF ADMINISTRATOR AND PROCEDURE FOR REFUNDING TO THE INVESTOR </text:span><text:span text:style-name="T41">PROTECTION AND EDUCATION FUND</text:span></text:p>
            <text:p text:style-name="P12"><text:span text:style-name="T41">2. </text:span><text:span text:style-name="T40">SETTLEMENT PROCEEDINGS</text:span></text:p>
            <text:p text:style-name="P12"><text:span text:style-name="T40">3. PORTFOLIO MANAGERS</text:span></text:p>
            <text:p text:style-name="P12"><text:span text:style-name="T40">4. KYC (Know Your Client) REGISTRATION AGENCY</text:span></text:p>
            <text:p text:style-name="P12"><text:span text:style-name="T40">5. SECURITIES CONTRACTS (REGULATION ) (STOCK EXCHANGES AND CLEARING</text:span></text:p>
            <text:p text:style-name="P15">CORPORATIONS ) </text:p>
            <text:p text:style-name="P16">6. <text:span text:style-name="T44">ALTERNATIVE INVESTMENT FUNDS</text:span></text:p>
            <text:p text:style-name="P17">7. <text:span text:style-name="T44">BUY-BACK OF SECURITIES</text:span></text:p>
            <text:p text:style-name="P18">8. <text:span text:style-name="T44">RESEARCH ANALYSTS </text:span></text:p>
            <text:p text:style-name="P18">9. <text:span text:style-name="T43">CERTIFICATION OF ASSOCIATED PERSONS IN THE SECURITIES MARKETS</text:span></text:p>
            <text:p text:style-name="P18">10. <text:span text:style-name="T43">REGULATORY FEE ON STOCK EXCHANGES</text:span></text:p>
            <text:p text:style-name="P18">11. <text:span text:style-name="T43">PROHIBITION OF FRAUDULENT AND UNFAIR TRADE PRACTICES RELATING TO SECURITIES MARKET</text:span></text:p>
            <text:p text:style-name="P18">12. <text:span text:style-name="T43">CENTRAL DATABASE OF MARKET PARTICIPANTS</text:span></text:p>
            <text:p text:style-name="P18">13. <text:span text:style-name="T43">EMPLOYEES’ SERVICE</text:span></text:p>
            <text:p text:style-name="P18">14. <text:span text:style-name="T45">STOCK BROKER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09:44:47.361370682</meta:creation-date>
    <dc:date>2020-08-03T23:08:27.203040886</dc:date>
    <meta:editing-duration>PT5H38M56S</meta:editing-duration>
    <meta:editing-cycles>42</meta:editing-cycles>
    <meta:generator>LibreOffice/6.0.7.3$Linux_X86_64 LibreOffice_project/00m0$Build-3</meta:generator>
    <meta:document-statistic meta:table-count="1" meta:image-count="0" meta:object-count="0" meta:page-count="3" meta:paragraph-count="121" meta:word-count="714" meta:character-count="4943" meta:non-whitespace-character-count="4349"/>
  </office:meta>
</office:document-meta>
</file>